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in" fo:margin-bottom="0in" style:contextual-spacing="false" style:line-height-at-least="0.2189in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fo:font-style="italic"/>
    </style:style>
    <style:style style:name="T2" style:family="text">
      <style:text-properties style:font-name="times new roman" fo:font-size="12.75pt"/>
    </style:style>
    <style:style style:name="T3" style:family="text">
      <style:text-properties style:font-name="times new roman" fo:font-size="12.75pt" fo:font-style="italic"/>
    </style:style>
    <style:style style:name="T4" style:family="text">
      <style:text-properties style:font-name="times new roman" fo:font-size="9.75pt"/>
    </style:style>
    <style:style style:name="T5" style:family="text">
      <style:text-properties style:font-name="times new roman" fo:font-size="9.75pt" fo:font-style="italic"/>
    </style:style>
    <style:style style:name="T6" style:family="text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. Oath of the Night's Watch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<text:span text:style-name="T1">"Night gathers, and now my watch begins. It shall not end until my death. I shall take no wife, hold no lands, father no children. I shall wear no crowns and win no glory. I shall live and die at my post. I am the sword in the darkness. I am the watcher on the walls. I am the shield that guards the realms of men. I pledge my life and honor to the Night's Watch, for this night and all the nights to come."</text:span> — The Night's Watch oath.</text:p>
        <text:p text:style-name="P6">With that begins the watch of Jon Snow. He is assigned the task to support the stewards.</text:p>
        <text:p text:style-name="P6">This time he has <text:span text:style-name="T3">n</text:span> stewards with him whom he has to provide support. Each steward has his own strength. Jon Snow likes to support a steward only if there exists at least one steward who has strength strictly less than him and at least one steward who has strength strictly greater than him.</text:p>
        <text:p text:style-name="P6">Can you find how many stewards will Jon support?</text:p>
        <text:p text:style-name="P8">Input</text:p>
        <text:p text:style-name="P6">First line consists of a single integer <text:span text:style-name="T3">n</text:span> (<text:span text:style-name="T2">1 ≤ </text:span><text:span text:style-name="T3">n</text:span><text:span text:style-name="T2"> ≤ 10</text:span><text:span text:style-name="T4">5</text:span>) — the number of stewards with Jon Snow.</text:p>
        <text:p text:style-name="P6">Second line consists of <text:span text:style-name="T3">n</text:span> space separated integers <text:span text:style-name="T3">a</text:span><text:span text:style-name="T4">1</text:span><text:span text:style-name="T2">, </text:span><text:span text:style-name="T3">a</text:span><text:span text:style-name="T4">2</text:span><text:span text:style-name="T2">, ..., </text:span><text:span text:style-name="T3">a</text:span><text:span text:style-name="T5">n</text:span> (<text:span text:style-name="T2">0 ≤ </text:span><text:span text:style-name="T3">a</text:span><text:span text:style-name="T5">i</text:span><text:span text:style-name="T2"> ≤ 10</text:span><text:span text:style-name="T4">9</text:span>) representing the values assigned to the stewards.</text:p>
        <text:p text:style-name="P8">Output</text:p>
        <text:p text:style-name="P6">Output a single integer representing the number of stewards which Jon will feed.</text:p>
        <text:p text:style-name="P7">Examples</text:p>
        <text:p text:style-name="P9">input</text:p>
        <text:section text:style-name="Sect1" text:name="id00003656694281359396">
          <text:p text:style-name="P10">Copy</text:p>
        </text:section>
        <text:p text:style-name="P1"><text:bookmark text:name="id006021695496843389"/>2</text:p>
        <text:p text:style-name="P2">1 5</text:p>
        <text:p text:style-name="P9">output</text:p>
        <text:section text:style-name="Sect1" text:name="id0022422826809742902">
          <text:p text:style-name="P10">Copy</text:p>
        </text:section>
        <text:p text:style-name="P1"><text:bookmark text:name="id0019775601122821862"/>0</text:p>
        <text:p text:style-name="P9">input</text:p>
        <text:section text:style-name="Sect1" text:name="id007632637982532104">
          <text:p text:style-name="P10">Copy</text:p>
        </text:section>
        <text:p text:style-name="P1"><text:bookmark text:name="id0021816542563931884"/>3</text:p>
        <text:p text:style-name="P2">1 2 5</text:p>
        <text:p text:style-name="P9">output</text:p>
        <text:section text:style-name="Sect1" text:name="id0011523084964731778">
          <text:p text:style-name="P10">Copy</text:p>
        </text:section>
        <text:p text:style-name="P1"><text:bookmark text:name="id00700292620798642"/>1</text:p>
        <text:p text:style-name="P8">Note</text:p>
        <text:p text:style-name="P6"><text:soft-page-break/>In the first sample, Jon Snow cannot support steward with strength <text:span text:style-name="T2">1</text:span> because there is no steward with strength less than <text:span text:style-name="T2">1</text:span> and he cannot support steward with strength <text:span text:style-name="T2">5</text:span> because there is no steward with strength greater than <text:span text:style-name="T2">5</text:span>.</text:p>
        <text:p text:style-name="P6">In the second sample, Jon Snow can support steward with strength <text:span text:style-name="T2">2</text:span> because there are stewards with strength less than <text:span text:style-name="T2">2</text:span> and greater than <text:span text:style-name="T2">2</text:span>.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2T23:51:43.682712338</dc:date>
    <meta:editing-duration>PT10S</meta:editing-duration>
    <meta:editing-cycles>1</meta:editing-cycles>
    <meta:document-statistic meta:table-count="0" meta:image-count="0" meta:object-count="0" meta:page-count="2" meta:paragraph-count="37" meta:word-count="336" meta:character-count="1734" meta:non-whitespace-character-count="1431"/>
  </office:meta>
</office:document-meta>
</file>